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officeooo:paragraph-rsid="0034c802"/>
    </style:style>
    <style:style style:name="P2" style:family="paragraph" style:parent-style-name="Standard">
      <style:paragraph-properties fo:text-align="start" style:justify-single-word="false"/>
      <style:text-properties officeooo:paragraph-rsid="003a883b"/>
    </style:style>
    <style:style style:name="P3" style:family="paragraph" style:parent-style-name="Standard">
      <style:paragraph-properties fo:text-align="center" style:justify-single-word="false"/>
      <style:text-properties style:font-name="arial" fo:font-size="11pt" officeooo:paragraph-rsid="001ed361" style:font-size-asian="11pt" style:font-size-complex="11pt"/>
    </style:style>
    <style:style style:name="P4" style:family="paragraph" style:parent-style-name="Standard">
      <style:paragraph-properties fo:text-align="center" style:justify-single-word="false"/>
      <style:text-properties style:font-name="arial" fo:font-size="11pt" officeooo:rsid="00167f47" officeooo:paragraph-rsid="00167f47" style:font-size-asian="11pt" style:font-size-complex="11pt"/>
    </style:style>
    <style:style style:name="P5" style:family="paragraph" style:parent-style-name="Standard">
      <style:paragraph-properties fo:text-align="start" style:justify-single-word="false"/>
      <style:text-properties style:font-name="arial" fo:font-size="11pt" officeooo:rsid="00167f47" officeooo:paragraph-rsid="00167f47" style:font-size-asian="11pt" style:font-size-complex="11pt"/>
    </style:style>
    <style:style style:name="P6" style:family="paragraph" style:parent-style-name="Standard">
      <style:paragraph-properties fo:text-align="start" style:justify-single-word="false"/>
      <style:text-properties style:font-name="arial" fo:font-size="11pt" officeooo:paragraph-rsid="00167f47" style:font-size-asian="11pt" style:font-size-complex="11pt"/>
    </style:style>
    <style:style style:name="P7" style:family="paragraph" style:parent-style-name="Standard">
      <style:paragraph-properties fo:text-align="start" style:justify-single-word="false"/>
      <style:text-properties style:font-name="arial" fo:font-size="11pt" fo:font-weight="bold" officeooo:rsid="00167f47" officeooo:paragraph-rsid="00167f47"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normal" officeooo:rsid="00167f47" officeooo:paragraph-rsid="00167f47"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officeooo:rsid="00167f47" officeooo:paragraph-rsid="002f6b11"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officeooo:rsid="00167f47" officeooo:paragraph-rsid="0025c803"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fo:font-weight="normal" officeooo:rsid="00167f47" officeooo:paragraph-rsid="0022c6c7"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officeooo:rsid="00167f47" officeooo:paragraph-rsid="00286cf6"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fo:font-weight="normal" officeooo:rsid="00167f47" officeooo:paragraph-rsid="003d45f6"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arial" fo:font-size="11pt" officeooo:rsid="001c6c28" officeooo:paragraph-rsid="001ed361" style:font-size-asian="11pt" style:font-size-complex="11pt"/>
    </style:style>
    <style:style style:name="P15" style:family="paragraph" style:parent-style-name="Standard">
      <style:paragraph-properties fo:text-align="start" style:justify-single-word="false"/>
      <style:text-properties style:font-name="arial" fo:font-size="11pt" fo:font-weight="normal" officeooo:rsid="00286cf6" officeooo:paragraph-rsid="00286cf6" style:font-size-asian="11pt" style:font-weight-asian="normal" style:font-size-complex="11pt" style:font-weight-complex="normal"/>
    </style:style>
    <style:style style:name="T1" style:family="text">
      <style:text-properties fo:font-variant="normal" fo:text-transform="none" fo:color="#000000" loext:opacity="100%" fo:letter-spacing="normal" fo:font-style="normal" fo:font-weight="bold" style:font-weight-asian="bold" style:font-weight-complex="bold"/>
    </style:style>
    <style:style style:name="T2" style:family="text">
      <style:text-properties fo:font-variant="normal" fo:text-transform="none" fo:color="#000000" loext:opacity="100%" fo:letter-spacing="normal" fo:font-style="normal" fo:font-weight="bold" officeooo:rsid="00167f47" style:font-weight-asian="bold" style:font-weight-complex="bold"/>
    </style:style>
    <style:style style:name="T3" style:family="text">
      <style:text-properties fo:font-variant="normal" fo:text-transform="none" fo:color="#000000" loext:opacity="100%" fo:letter-spacing="normal" fo:font-style="normal" fo:font-weight="bold" officeooo:rsid="001ed361" style:font-weight-asian="bold" style:font-weight-complex="bold"/>
    </style:style>
    <style:style style:name="T4" style:family="text">
      <style:text-properties fo:font-variant="normal" fo:text-transform="none" fo:color="#000000" loext:opacity="100%" style:font-name="arial" fo:font-size="11pt" fo:letter-spacing="normal" fo:font-style="normal" fo:font-weight="normal" style:font-size-asian="11pt" style:font-weight-asian="normal" style:font-size-complex="11pt" style:font-weight-complex="normal"/>
    </style:style>
    <style:style style:name="T5" style:family="text">
      <style:text-properties fo:font-variant="normal" fo:text-transform="none" fo:color="#000000" loext:opacity="100%" style:font-name="arial" fo:font-size="11pt" fo:letter-spacing="normal" fo:font-style="normal" fo:font-weight="normal" officeooo:rsid="00167f47" style:font-size-asian="11pt" style:font-weight-asian="normal" style:font-size-complex="11pt" style:font-weight-complex="normal"/>
    </style:style>
    <style:style style:name="T6" style:family="text">
      <style:text-properties fo:font-variant="normal" fo:text-transform="none" fo:color="#767676" loext:opacity="100%" style:font-name="Arial" fo:font-size="11pt" fo:letter-spacing="normal" fo:font-style="normal" fo:font-weight="normal" style:font-size-asian="11pt" style:font-weight-asian="bold" style:font-size-complex="11pt" style:font-weight-complex="bold"/>
    </style:style>
    <style:style style:name="T7" style:family="text">
      <style:text-properties officeooo:rsid="00167f47"/>
    </style:style>
    <style:style style:name="T8" style:family="text">
      <style:text-properties fo:font-weight="bold" style:font-weight-asian="bold" style:font-weight-complex="bold"/>
    </style:style>
    <style:style style:name="T9" style:family="text">
      <style:text-properties fo:font-weight="bold" officeooo:rsid="001c6c28" style:font-weight-asian="bold" style:font-weight-complex="bold"/>
    </style:style>
    <style:style style:name="T10" style:family="text">
      <style:text-properties fo:font-weight="bold" officeooo:rsid="0030da2f" style:font-weight-asian="bold" style:font-weight-complex="bold"/>
    </style:style>
    <style:style style:name="T11" style:family="text">
      <style:text-properties fo:font-weight="bold" officeooo:rsid="0020cf3c" style:font-weight-asian="bold" style:font-weight-complex="bold"/>
    </style:style>
    <style:style style:name="T12" style:family="text">
      <style:text-properties fo:font-weight="bold" officeooo:rsid="0022c6c7" style:font-weight-asian="bold" style:font-weight-complex="bold"/>
    </style:style>
    <style:style style:name="T13" style:family="text">
      <style:text-properties fo:font-weight="bold" officeooo:rsid="0025c803" style:font-weight-asian="bold" style:font-weight-complex="bold"/>
    </style:style>
    <style:style style:name="T14" style:family="text">
      <style:text-properties fo:font-weight="bold" officeooo:rsid="00286cf6" style:font-weight-asian="bold" style:font-weight-complex="bold"/>
    </style:style>
    <style:style style:name="T15" style:family="text">
      <style:text-properties fo:font-weight="bold" officeooo:rsid="003d45f6" style:font-weight-asian="bold" style:font-weight-complex="bold"/>
    </style:style>
    <style:style style:name="T16" style:family="text">
      <style:text-properties officeooo:rsid="001ed361"/>
    </style:style>
    <style:style style:name="T17" style:family="text">
      <style:text-properties officeooo:rsid="001c6c28"/>
    </style:style>
    <style:style style:name="T18" style:family="text">
      <style:text-properties officeooo:rsid="0020cf3c"/>
    </style:style>
    <style:style style:name="T19" style:family="text">
      <style:text-properties style:font-name="arial" fo:font-size="11pt" fo:font-weight="bold" officeooo:rsid="00167f47" style:font-size-asian="11pt" style:font-weight-asian="bold" style:font-size-complex="11pt" style:font-weight-complex="bold"/>
    </style:style>
    <style:style style:name="T20" style:family="text">
      <style:text-properties style:font-name="arial" fo:font-size="11pt" fo:font-weight="normal" officeooo:rsid="00167f47" style:font-size-asian="11pt" style:font-weight-asian="normal" style:font-size-complex="11pt" style:font-weight-complex="normal"/>
    </style:style>
    <style:style style:name="T21" style:family="text">
      <style:text-properties style:font-name="arial" fo:font-size="11pt" fo:font-weight="normal" officeooo:rsid="0034c802" style:font-size-asian="11pt" style:font-weight-asian="normal" style:font-size-complex="11pt" style:font-weight-complex="normal"/>
    </style:style>
    <style:style style:name="T22" style:family="text">
      <style:text-properties style:font-name="arial" fo:font-size="11pt" fo:font-weight="normal" officeooo:rsid="00348824" style:font-size-asian="11pt" style:font-weight-asian="normal" style:font-size-complex="11pt" style:font-weight-complex="normal"/>
    </style:style>
    <style:style style:name="T23" style:family="text">
      <style:text-properties officeooo:rsid="00213965"/>
    </style:style>
    <style:style style:name="T24" style:family="text">
      <style:text-properties officeooo:rsid="0022c6c7"/>
    </style:style>
    <style:style style:name="T25" style:family="text">
      <style:text-properties officeooo:rsid="00248412"/>
    </style:style>
    <style:style style:name="T26" style:family="text">
      <style:text-properties officeooo:rsid="00286cf6"/>
    </style:style>
    <style:style style:name="T27" style:family="text">
      <style:text-properties officeooo:rsid="002cfbbf"/>
    </style:style>
    <style:style style:name="T28" style:family="text">
      <style:text-properties officeooo:rsid="002edd5e"/>
    </style:style>
    <style:style style:name="T29" style:family="text">
      <style:text-properties officeooo:rsid="002f6b11"/>
    </style:style>
    <style:style style:name="T30" style:family="text">
      <style:text-properties officeooo:rsid="0032b320"/>
    </style:style>
    <style:style style:name="T31" style:family="text">
      <style:text-properties officeooo:rsid="00337e69"/>
    </style:style>
    <style:style style:name="T32" style:family="text">
      <style:text-properties fo:color="#000000" loext:opacity="100%" style:font-name="arial" fo:font-size="11pt" fo:font-weight="normal" officeooo:rsid="00167f47" style:font-size-asian="11pt" style:font-weight-asian="normal" style:font-size-complex="11pt" style:font-weight-complex="normal"/>
    </style:style>
    <style:style style:name="T33" style:family="text">
      <style:text-properties officeooo:rsid="0034c802"/>
    </style:style>
    <style:style style:name="T34" style:family="text">
      <style:text-properties officeooo:rsid="00386fbd"/>
    </style:style>
    <style:style style:name="T35" style:family="text">
      <style:text-properties officeooo:rsid="003943f9"/>
    </style:style>
    <style:style style:name="T36" style:family="text">
      <style:text-properties officeooo:rsid="003a88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span text:style-name="T1">DECLARATION OF COMPLIANCE WITH THE</text:span></text:p>
      <text:p text:style-name="P3"><text:span text:style-name="T2">BLUE SEA EXPORT IMPORT S.R.L. PRINCIPLE</text:span><text:span text:style-name="T3">S</text:span><text:span text:style-name="T7"> </text:span></text:p>
      <text:p text:style-name="P4"/>
      <text:p text:style-name="P14">COMPANY NAME LTD, with headquarters in …………………………………………….……………....,</text:p>
      <text:p text:style-name="P6"><text:span text:style-name="T17">registered in the ………………………...…….. Register under no. ………………………………...……, <text:s text:c="2"/>legally represented by Mr. / </text:span><text:span text:style-name="T16">Mrs. </text:span><text:span text:style-name="T17">……..…………...…………………..., having the position of</text:span><text:span text:style-name="T9"> </text:span><text:span text:style-name="T10">CEO</text:span><text:span text:style-name="T17">, as SUPPLIER </text:span><text:span text:style-name="T18">and / or</text:span><text:span text:style-name="T17"> </text:span><text:span text:style-name="T16">CLIENT</text:span><text:span text:style-name="T17">, we declare that we respect the following priciples:</text:span></text:p>
      <text:p text:style-name="P5"/>
      <text:p text:style-name="P8"><text:span text:style-name="T9">1.</text:span><text:span text:style-name="T17"> Our company respects </text:span><text:span text:style-name="T23">the Universal Declaration of Human Rights </text:span><text:span text:style-name="T17">proclaimed by the United Nations General Assembly in Paris on 10 December 1948.</text:span></text:p>
      <text:p text:style-name="P8"/>
      <text:p text:style-name="P8"><text:span text:style-name="T8">2.</text:span> The services and products of our company <text:s/>do not adversely affect <text:span text:style-name="T33">humans</text:span>, animals, the environment.</text:p>
      <text:p text:style-name="P8"/>
      <text:p text:style-name="P8"><text:span text:style-name="T8">3.</text:span> Our company uses only recyclable and biodegradable materials in the manufacturing process, and all finished goods are labeled with information on how to handle and dispose of waste.</text:p>
      <text:p text:style-name="P8"/>
      <text:p text:style-name="P9"><text:span text:style-name="T8">4.</text:span> Our company does not put<text:span text:style-name="T23"> banned additives, tobacco, hunting articles, guns, ammo, drinking alcohol, psychedelic substances </text:span><text:span text:style-name="T34">or organisms</text:span>, <text:span text:style-name="T34">p</text:span>ropaganda, <text:span text:style-name="T29">i</text:span>ndecent materials-prints<text:span text:style-name="T23"> and </text:span>counterfeit products on the market.</text:p>
      <text:p text:style-name="P8"/>
      <text:p text:style-name="P8"><text:span text:style-name="T11">5</text:span><text:span text:style-name="T8">.</text:span> Our company shareholders, legal representative <text:span text:style-name="T30">and</text:span> employees use decent language, and w<text:span text:style-name="T30">e do</text:span> <text:span text:style-name="T30">n</text:span>o<text:span text:style-name="T30">t</text:span> lie or mislead potential customers.</text:p>
      <text:p text:style-name="P8"/>
      <text:p text:style-name="P8"><text:span text:style-name="T11">6</text:span><text:span text:style-name="T8">.</text:span> <text:s/>Our company does not replace <text:span text:style-name="T33">the </text:span>human workforce with industrial robots, artificial intelligence or automated systems.</text:p>
      <text:p text:style-name="P8"/>
      <text:p text:style-name="P8"><text:span text:style-name="T11">7</text:span><text:span text:style-name="T8">.</text:span> <text:s/>Our employees <text:span text:style-name="T31">have</text:span> a pleasant, friendly and laid-back work environment, <text:span text:style-name="T33">and</text:span> <text:span text:style-name="T33">an </text:span>easy work schedule.</text:p>
      <text:p text:style-name="P8"/>
      <text:p text:style-name="P1"><text:span text:style-name="T19">8.</text:span><text:span text:style-name="T20"> <text:s/>Our employees </text:span><text:span text:style-name="T21">have </text:span><text:span text:style-name="T20">decent net salar</text:span><text:span text:style-name="T21">ies</text:span><text:span text:style-name="T20"> through which they can support their families, </text:span><text:span text:style-name="T21">they</text:span><text:span text:style-name="T20"> </text:span><text:span text:style-name="T22">are </text:span><text:span text:style-name="T21">also</text:span><text:span text:style-name="T22"> covered by</text:span><text:span text:style-name="T20"> health insurance, pension and unemployment benefits </text:span><text:span text:style-name="Emphasis"><text:span text:style-name="T5">plans</text:span></text:span><text:span text:style-name="T32">. </text:span></text:p>
      <text:p text:style-name="P8"/>
      <text:p text:style-name="P10"><text:span text:style-name="T12">9</text:span><text:span text:style-name="T8">.</text:span> <text:s/>Our employees <text:span text:style-name="T31">have the</text:span> <text:span text:style-name="T31">right to </text:span><text:span text:style-name="T33">a </text:span><text:span text:style-name="T24">minimum </text:span><text:span text:style-name="T33">of </text:span><text:span text:style-name="T24">20 days </text:span>annual paid leave, <text:span text:style-name="T24">4 months parental leave, </text:span><text:span text:style-name="T25">p</text:span><text:span text:style-name="T24">aternity </text:span><text:span text:style-name="T30">or</text:span><text:span text:style-name="T25"> maternity</text:span><text:span text:style-name="T24"> leave</text:span>.</text:p>
      <text:p text:style-name="P11"/>
      <text:p text:style-name="P11"><text:span text:style-name="T12">1</text:span><text:span text:style-name="T13">0</text:span><text:span text:style-name="T8">.</text:span> Our employees have the right to emergency leave without payment. <text:span text:style-name="T24">( </text:span><text:s/><text:span text:style-name="T24">Ti</text:span>me off work to deal with unforeseen circumstances. <text:span text:style-name="T24">)</text:span></text:p>
      <text:p text:style-name="P11"/>
      <text:p text:style-name="P11"><text:span text:style-name="T8">1</text:span><text:span text:style-name="T14">1</text:span><text:span text:style-name="T8">.</text:span> Our company does not participate in market manipulation, gambling - raffle activities and/or illegal activities.</text:p>
      <text:p text:style-name="P11"/>
      <text:p text:style-name="P12"><text:span text:style-name="T8">1</text:span><text:span text:style-name="T14">2</text:span><text:span text:style-name="T8">.</text:span> Our company <text:span text:style-name="T26">is</text:span> <text:span text:style-name="T26">not</text:span> involved in slavery, forced labor, child labor <text:span text:style-name="T33">or</text:span> human trafficking.</text:p>
      <text:p text:style-name="P12"/>
      <text:p text:style-name="P12"><text:span text:style-name="T8">1</text:span><text:span text:style-name="T14">3</text:span><text:span text:style-name="T8">.</text:span> Our company does not allow workers to work without safety equipment, <text:span text:style-name="T26">and we do not try to sabotage </text:span><text:span text:style-name="T27">the</text:span><text:span text:style-name="T26"> legal right to strike.</text:span></text:p>
      <text:p text:style-name="P12"/>
      <text:p text:style-name="P13"><text:span text:style-name="T8">1</text:span><text:span text:style-name="T15">4</text:span><text:span text:style-name="T8">.</text:span> Our company <text:span text:style-name="T35">does not hide public documents.</text:span></text:p>
      <text:p text:style-name="P15"><text:s/></text:p>
      <text:p text:style-name="P8"><text:span text:style-name="T8">1</text:span><text:span text:style-name="T15">5</text:span><text:span text:style-name="T8">.</text:span> Our company is not involved <text:span text:style-name="T28">in</text:span> torture, violence, racism, war crim<text:span text:style-name="T29">es, </text:span>terrorism, <text:span text:style-name="T28">extremist</text:span> activities <text:span text:style-name="T29">and any other form of crimes against humanity</text:span>.</text:p>
      <text:p text:style-name="P8"/>
      <text:p text:style-name="P2"><text:span text:style-name="Emphasis"><text:span text:style-name="T4">If we fail to comply with the above principles, we accept that any contract between us and BLUE SEA EXPORT IMPORT S.R.L. will be terminated, and all damages will be paid by our company.</text:span></text:span></text:p>
      <text:p text:style-name="P2"><text:span text:style-name="Emphasis"><text:span text:style-name="T6"/></text:span></text:p>
      <text:p text:style-name="P7">Date <text:s text:c="132"/>Signatur<text:span text:style-name="T36">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1:20:18.021755409</meta:creation-date>
    <dc:date>2025-04-28T22:33:03.029478116</dc:date>
    <meta:editing-duration>PT35M49S</meta:editing-duration>
    <meta:editing-cycles>15</meta:editing-cycles>
    <meta:generator>LibreOffice/7.3.7.2$Linux_X86_64 LibreOffice_project/30$Build-2</meta:generator>
    <meta:document-statistic meta:table-count="0" meta:image-count="0" meta:object-count="0" meta:page-count="1" meta:paragraph-count="22" meta:word-count="393" meta:character-count="2686" meta:non-whitespace-character-count="2170"/>
  </office:meta>
</office:document-meta>
</file>